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3400000FA76D9C695B.png" manifest:media-type="image/png"/>
  <manifest:file-entry manifest:full-path="Pictures/100000000000115A00000FA54C214616.png" manifest:media-type="image/png"/>
  <manifest:file-entry manifest:full-path="Pictures/100000000000114C00000FA3303C32A7.png" manifest:media-type="image/png"/>
  <manifest:file-entry manifest:full-path="Pictures/100000000000114700000FA19EE49320.png" manifest:media-type="image/png"/>
  <manifest:file-entry manifest:full-path="Pictures/100000000000115000000F9CBBEB2A69.png" manifest:media-type="image/png"/>
  <manifest:file-entry manifest:full-path="Pictures/100000000000114E00000FA2712BF8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494cm" fo:margin-left="0.086cm" table:align="left" style:shadow="none" style:may-break-between-rows="true"/>
    </style:style>
    <style:style style:name="Table1.A" style:family="table-column">
      <style:table-column-properties style:column-width="8.701cm"/>
    </style:style>
    <style:style style:name="Table1.B" style:family="table-column">
      <style:table-column-properties style:column-width="8.793cm"/>
    </style:style>
    <style:style style:name="Table1.A1" style:family="table-cell">
      <style:table-cell-properties fo:padding="0cm" fo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" text:anchor-type="paragraph" svg:width="8.601cm" svg:height="7.768cm" draw:z-index="0"><draw:image xlink:href="Pictures/100000000000114E00000FA2712BF88B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2" text:anchor-type="paragraph" svg:width="8.601cm" svg:height="7.754cm" draw:z-index="1"><draw:image xlink:href="Pictures/100000000000115000000F9CBBEB2A69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3" text:anchor-type="paragraph" svg:width="8.601cm" svg:height="7.779cm" draw:z-index="2"><draw:image xlink:href="Pictures/100000000000114700000FA19EE49320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4" text:anchor-type="paragraph" svg:width="8.601cm" svg:height="7.775cm" draw:z-index="3"><draw:image xlink:href="Pictures/100000000000114C00000FA3303C32A7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5" text:anchor-type="paragraph" svg:width="8.601cm" svg:height="7.754cm" draw:z-index="4"><draw:image xlink:href="Pictures/100000000000115A00000FA54C21461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6" text:anchor-type="paragraph" svg:width="8.601cm" svg:height="7.825cm" draw:z-index="5"><draw:image xlink:href="Pictures/100000000000113400000FA76D9C695B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6-01-29T17:56:45.960424455</meta:creation-date>
    <dc:date>2016-01-29T18:08:00.404968361</dc:date>
    <dc:creator>nick </dc:creator>
    <meta:editing-duration>PT11M16S</meta:editing-duration>
    <meta:editing-cycles>1</meta:editing-cycles>
    <meta:document-statistic meta:table-count="1" meta:image-count="6" meta:object-count="0" meta:page-count="1" meta:paragraph-count="0" meta:word-count="0" meta:character-count="0" meta:non-whitespace-character-count="0"/>
    <meta:generator>LibreOffice/4.3.7.2$Linux_X86_64 LibreOffice_project/430m0$Build-2</meta:generator>
  </office:meta>
</office:document-meta>
</file>